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monospace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color="#687687" style:font-name="monospace" fo:font-size="9.75pt" fo:letter-spacing="normal" fo:font-style="normal" fo:font-weight="normal" fo:background-color="transparent"/>
    </style:style>
    <style:style style:name="T3" style:family="text">
      <style:text-properties fo:font-variant="normal" fo:text-transform="none" fo:color="#009999" style:font-name="monospace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333333" style:font-name="monospace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 2: <text:tab/><text:tab/><text:span text:style-name="Source_20_Text"><text:span text:style-name="T4">0.2225131<text:tab/>training</text:span></text:span></text:p>
      <text:p text:style-name="Standard">13 predictors<text:tab/><text:span text:style-name="Source_20_Text"><text:span text:style-name="T4">0.2382199<text:tab/>cross-validation</text:span></text:span></text:p>
      <text:p text:style-name="Standard">M 3: </text:p>
      <text:p text:style-name="Standard">12 predictors<text:span text:style-name="Source_20_Text"><text:span text:style-name="T5"> </text:span></text:span><text:span text:style-name="Source_20_Text"><text:span text:style-name="T4">0.2225131</text:span></text:span></text:p>
      <text:p text:style-name="Standard"><text:tab/><text:tab/><text:span text:style-name="Source_20_Text"><text:span text:style-name="T4">0.2356021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4">M4: <text:tab/><text:tab/>0.2198953</text:span></text:span></text:p>
      <text:p text:style-name="Standard"><text:span text:style-name="Source_20_Text"><text:span text:style-name="T4">11 p<text:tab/><text:tab/>0.2486911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2">M5:<text:tab/><text:tab/></text:span></text:span><text:span text:style-name="Source_20_Text"><text:span text:style-name="T4">0.2225131</text:span></text:span></text:p>
      <text:p text:style-name="Standard"><text:span text:style-name="Source_20_Text"><text:span text:style-name="T2">10 p<text:tab/><text:tab/></text:span></text:span><text:span text:style-name="Source_20_Text"><text:span text:style-name="T4">0.2303665</text:span></text:span></text:p>
      <text:p text:style-name="Standard"><text:span text:style-name="Source_20_Text"><text:span text:style-name="T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Aulbach</meta:initial-creator>
    <meta:creation-date>2017-02-08T11:15:58.84</meta:creation-date>
    <meta:document-statistic meta:table-count="0" meta:image-count="0" meta:object-count="0" meta:page-count="1" meta:paragraph-count="9" meta:word-count="24" meta:character-count="163"/>
    <dc:date>2017-02-08T13:19:15.17</dc:date>
    <dc:creator>Matthias Aulbach</dc:creator>
    <meta:editing-duration>PT1H48M5S</meta:editing-duration>
    <meta:editing-cycles>1</meta:editing-cycles>
    <meta:generator>OpenOffice.org/3.3$Win32 OpenOffice.org_project/330m20$Build-9567</meta:generator>
  </office:meta>
</office:document-meta>
</file>